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fo:font-weight="normal" style:font-size-asian="40pt" style:font-size-complex="4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26pt" fo:font-weight="normal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bold" style:font-size-complex="26pt" style:font-weight-complex="bold"/>
    </style:style>
    <style:style style:name="T4" style:family="text">
      <style:text-properties fo:font-size="22pt" fo:font-weight="normal" style:font-size-asian="22pt" style:font-size-complex="22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MINUTE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tab/><text:tab/><text:tab/><text:tab/><text:tab/><text:tab/><text:tab/></text:p>
            <text:p><text:tab/><text:tab/></text:p>
            <text:p><text:tab/></text:p>
            <text:p/>
            <text:p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8/07/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hought for the day!!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>Everyday may not be good, but there is something good in every da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r command</text:p>
          </draw:text-box>
        </draw:frame>
        <draw:frame presentation:style-name="pr5" draw:text-style-name="P3" draw:layer="layout" svg:width="26cm" svg:height="14cm" svg:x="1cm" svg:y="5.8cm" presentation:class="outline" presentation:user-transformed="true">
          <draw:text-box>
            <text:list text:style-name="L2">
              <text:list-item>
                <text:p><text:span text:style-name="T1">The tar command used to rip a collection of files and directories into a highly compressed archive file commonly called <text:s/>tar, gzip and bzip in Linux. </text:span></text:p>
              </text:list-item>
              <text:list-item>
                <text:p><text:span text:style-name="T1">The tar is the most widely used command to create compressed archive files and that can be moved easily from one disk to another disk or machine to machine.</text:span></text:p>
                <text:p><text:span text:style-name="T2">tar/zip -[options] file.type</text:span></text:p>
              </text:list-item>
              <text:list-item>
                <text:p><text:span text:style-name="T3">x - extract</text:span></text:p>
              </text:list-item>
              <text:list-item>
                <text:p><text:span text:style-name="T3">c – Creates a new .tar archive file.</text:span></text:p>
              </text:list-item>
              <text:list-item>
                <text:p><text:span text:style-name="T3">v – Verbosely show the .tar file progress.</text:span></text:p>
              </text:list-item>
              <text:list-item>
                <text:p><text:span text:style-name="T3">f – File name type of the archive file.</text:span></text:p>
              </text:list-item>
              <text:list-item>
                <text:p><text:span text:style-name="T3">-C to untar in specified director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tar -cvf programs.tar /home/im-lp-1509/Documents/programs/conversions</text:span><text:span text:style-name="T6"> </text:span></text:p>
              </text:list-header>
              <text:list-item>
                <text:p><text:span text:style-name="T7">z option to create .tar.gz file</text:span></text:p>
                <text:p><text:span text:style-name="T7"><text:s text:c="2"/></text:span><text:span text:style-name="T7">tar -cvzf filename.tar.gz directory</text:span></text:p>
                <text:p text:style-name="P4">Untar files:</text:p>
              </text:list-item>
              <text:list-item>
                <text:p text:style-name="P4"><text:span text:style-name="T8">-</text:span><text:span text:style-name="T7">C option is to untar files in specified location.</text:span></text:p>
                <text:p text:style-name="P4"><text:span text:style-name="T7">- tar -xvf filename.tar -C [path]</text:span></text:p>
                <text:p text:style-name="P4"><text:span text:style-name="T7">- unzip filename.z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List content of tar file:</text:span></text:p>
                <text:p><text:span text:style-name="T6"><text:s text:c="4"/></text:span><text:span text:style-name="T6">tar -tvf filename.tar</text:span></text:p>
                <text:p><text:span text:style-name="T10"/></text:p>
                <text:p><text:span text:style-name="T10"><text:s text:c="2"/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System call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11">The lseek() </text:span><text:span text:style-name="T12">function changes the current file offset to a new position in the file. The new position is <text:s/>given byte offset from the position specified by whence. After you have used lseek() to seek to a new location, the next I/O operation on the file begins at that location.</text:span></text:p>
              </text:list-header>
              <text:list-item>
                <text:p><text:span text:style-name="T12">off_t lseek(int fd, off_t offset, int whence);</text:span></text:p>
                <text:p><text:span text:style-name="T13">Return Value:</text:span></text:p>
              </text:list-item>
              <text:list-item>
                <text:p><text:span text:style-name="T12"><text:s text:c="3"/></text:span><text:span text:style-name="T12">if lseek() was successful: <text:s/>The value returned is the new file offset, measured in bytes from the beginning of the file.</text:span></text:p>
              </text:list-item>
              <text:list-item>
                <text:p><text:span text:style-name="T12">-1 if lseek() <text:s/>was not successful.</text:span></text:p>
                <text:p><text:span text:style-name="T11">Whence:</text:span></text:p>
              </text:list-item>
              <text:list-item>
                <text:p><text:span text:style-name="T11">SEEK_SET: Begining of a file, The file offset is set to offset bytes. </text:span></text:p>
              </text:list-item>
              <text:list-item>
                <text:p><text:span text:style-name="T11"><text:s/></text:span><text:span text:style-name="T11">SEEK_CUR: <text:s/>The <text:s/>file <text:s/>offset <text:s/>is <text:s/>set <text:s/>to <text:s/>its current location plus offset bytes.</text:span></text:p>
              </text:list-item>
              <text:list-item>
                <text:p><text:span text:style-name="T11"><text:s/></text:span><text:span text:style-name="T11">SEEK_END: End of file, The file offset is set to the <text:s/>size <text:s/>of <text:s/>the <text:s/>file <text:s/>plus <text:s/>offset byte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1">lseek(fd,5,SEEK_SET) – this moves the pointer 5 positions ahead starting from the </text:span><text:span text:style-name="T11">beginning of the file</text:span></text:p>
              </text:list-item>
              <text:list-item>
                <text:p><text:span text:style-name="T11">lseek(fd,5,SEEK_CUR) – this moves the pointer 5 positions ahead from the current </text:span><text:span text:style-name="T11">position in the file</text:span></text:p>
              </text:list-item>
              <text:list-item>
                <text:p><text:span text:style-name="T11"><text:s/></text:span><text:span text:style-name="T11">lseek(fd,-5,SEEK_END) -&gt; this moves the pointer 5 positions back from the end of the </text:span><text:span text:style-name="T11">file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1:07:12.580423330</meta:creation-date>
    <meta:editing-duration>PT2H2M47S</meta:editing-duration>
    <meta:editing-cycles>11</meta:editing-cycles>
    <meta:generator>LibreOffice/6.4.7.2$Linux_X86_64 LibreOffice_project/40$Build-2</meta:generator>
    <dc:title>Midnightblue</dc:title>
    <dc:date>2021-07-28T10:14:06.886213419</dc:date>
    <meta:document-statistic meta:object-count="74"/>
  </office:meta>
</office:document-meta>
</file>